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3.263cm"/>
    </style:style>
    <style:style style:name="co10" style:family="table-column">
      <style:table-column-properties fo:break-before="auto" style:column-width="5.399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5" table:default-cell-style-name="Default"/>
        <table:table-column table:style-name="co2" table:default-cell-style-name="Default"/>
        <table:table-column table:style-name="co9" table:default-cell-style-name="ce2"/>
        <table:table-column table:style-name="co10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IL-TB</text:p>
          </table:table-cell>
          <table:table-cell office:value-type="string">
            <text:p>UD-TB</text:p>
          </table:table-cell>
          <table:table-cell office:value-type="string">
            <text:p>Mapping Condition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>
            <text:p>k1</text:p>
          </table:table-cell>
          <table:table-cell office:value-type="string">
            <text:p>nsubj</text:p>
          </table:table-cell>
          <table:table-cell office:value-type="string">
            <text:p>otherwise</text:p>
          </table:table-cell>
          <table:table-cell table:number-columns-repeated="3"/>
        </table:table-row>
        <table:table-row table:style-name="ro2">
          <table:table-cell office:value-type="string">
            <text:p>k4a</text:p>
          </table:table-cell>
          <table:table-cell office:value-type="string">
            <text:p>nsubj</text:p>
          </table:table-cell>
          <table:table-cell office:value-type="string">
            <text:p>experiencer verb – xiKa, laga etc and the noun with k4a rel will have ko vibhakti</text:p>
          </table:table-cell>
          <table:table-cell table:number-columns-repeated="3"/>
        </table:table-row>
        <table:table-row table:style-name="ro2">
          <table:table-cell office:value-type="string">
            <text:p>pk1</text:p>
          </table:table-cell>
          <table:table-cell office:value-type="string">
            <text:p>nsubj</text:p>
          </table:table-cell>
          <table:table-cell office:value-type="string">
            <text:p>The kirya (verb) will be a causative one – morphologically marked</text:p>
          </table:table-cell>
          <table:table-cell table:number-columns-repeated="3"/>
        </table:table-row>
        <table:table-row table:style-name="ro2">
          <table:table-cell office:value-type="string">
            <text:p>k1</text:p>
          </table:table-cell>
          <table:table-cell office:value-type="string">
            <text:p>nsubjpass</text:p>
          </table:table-cell>
          <table:table-cell office:value-type="string">
            <text:p>“Voice=Pass” is specified in the Hindi treebank</text:p>
          </table:table-cell>
          <table:table-cell table:number-columns-repeated="3"/>
        </table:table-row>
        <table:table-row table:style-name="ro2">
          <table:table-cell office:value-type="string">
            <text:p>ccof</text:p>
          </table:table-cell>
          <table:table-cell office:value-type="string">
            <text:p>cc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fragof</text:p>
          </table:table-cell>
          <table:table-cell office:value-type="string">
            <text:p>dislocated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punct</text:p>
          </table:table-cell>
          <table:table-cell/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rad</text:p>
          </table:table-cell>
          <table:table-cell office:value-type="string">
            <text:p>vocative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4">
          <table:table-cell office:value-type="string">
            <text:p>k4</text:p>
          </table:table-cell>
          <table:table-cell office:value-type="string">
            <text:p>iobj</text:p>
          </table:table-cell>
          <table:table-cell office:value-type="string">
            <text:p>always</text:p>
          </table:table-cell>
          <table:table-cell office:value-type="string">
            <text:p>The object of bawAnA, milanA, avagawa karAnA, liKanA is taken as iobj</text:p>
          </table:table-cell>
          <table:table-cell table:number-columns-repeated="2"/>
        </table:table-row>
        <table:table-row table:style-name="ro2">
          <table:table-cell office:value-type="string">
            <text:p>mk1</text:p>
          </table:table-cell>
          <table:table-cell office:value-type="string">
            <text:p>dobj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7">
          <table:table-cell office:value-type="string">
            <text:p>k1s</text:p>
          </table:table-cell>
          <table:table-cell office:value-type="string">
            <text:p>dobj</text:p>
          </table:table-cell>
          <table:table-cell/>
          <table:table-cell office:value-type="string">
            <text:p>never actually occurs, k1s-&gt; root, once k1s -&gt; xcomp : wrong</text:p>
          </table:table-cell>
          <table:table-cell table:number-columns-repeated="2"/>
        </table:table-row>
        <table:table-row table:style-name="ro2">
          <table:table-cell office:value-type="string">
            <text:p>k2</text:p>
          </table:table-cell>
          <table:table-cell office:value-type="string">
            <text:p>dobj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4">
          <table:table-cell office:value-type="string">
            <text:p>k2</text:p>
          </table:table-cell>
          <table:table-cell office:value-type="string">
            <text:p>xcomp</text:p>
          </table:table-cell>
          <table:table-cell/>
          <table:table-cell office:value-type="string">
            <text:p>Instead , all xcomp mapped to k1s : <text:s/>xcomp appear to be incorrectly marked</text:p>
          </table:table-cell>
          <table:table-cell table:number-columns-repeated="2"/>
        </table:table-row>
        <table:table-row table:style-name="ro2">
          <table:table-cell office:value-type="string">
            <text:p>k2</text:p>
          </table:table-cell>
          <table:table-cell office:value-type="string">
            <text:p>ccomp</text:p>
          </table:table-cell>
          <table:table-cell/>
          <table:table-cell office:value-type="string">
            <text:p>No ccomp data is found</text:p>
          </table:table-cell>
          <table:table-cell table:number-columns-repeated="2"/>
        </table:table-row>
        <table:table-row table:style-name="ro2">
          <table:table-cell office:value-type="string">
            <text:p>nmod__neg</text:p>
          </table:table-cell>
          <table:table-cell office:value-type="string">
            <text:p>neg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5">
          <table:table-cell office:value-type="string">
            <text:p>lwg__neg</text:p>
          </table:table-cell>
          <table:table-cell office:value-type="string">
            <text:p>neg</text:p>
          </table:table-cell>
          <table:table-cell table:number-columns-repeated="4"/>
        </table:table-row>
        <table:table-row table:style-name="ro5">
          <table:table-cell office:value-type="string">
            <text:p>rbmod</text:p>
          </table:table-cell>
          <table:table-cell office:value-type="string">
            <text:p>advmod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2"/>
        </table:table-row>
        <table:table-row table:style-name="ro5">
          <table:table-cell office:value-type="string">
            <text:p>vmod_adv</text:p>
          </table:table-cell>
          <table:table-cell office:value-type="string">
            <text:p>advmod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lwg_intf</text:p>
          </table:table-cell>
          <table:table-cell office:value-type="string">
            <text:p>advmod</text:p>
          </table:table-cell>
          <table:table-cell office:value-type="string">
            <text:p>if advmod occurs for intrachunk it will be lwg_intf (weak constraint)</text:p>
          </table:table-cell>
          <table:table-cell table:number-columns-repeated="3"/>
        </table:table-row>
        <table:table-row table:style-name="ro2">
          <table:table-cell office:value-type="string">
            <text:p>jjmod_intf</text:p>
          </table:table-cell>
          <table:table-cell office:value-type="string">
            <text:p>advmod</text:p>
          </table:table-cell>
          <table:table-cell office:value-type="string">
            <text:p>An intensifier (INFT) modifying an adjective</text:p>
          </table:table-cell>
          <table:table-cell table:number-columns-repeated="3"/>
        </table:table-row>
        <table:table-row table:style-name="ro2">
          <table:table-cell office:value-type="string">
            <text:p>jjmod</text:p>
          </table:table-cell>
          <table:table-cell office:value-type="string">
            <text:p>advmod</text:p>
          </table:table-cell>
          <table:table-cell office:value-type="string">
            <text:p>A word (other than INFT) modifying an adjective</text:p>
          </table:table-cell>
          <table:table-cell table:number-columns-repeated="3"/>
        </table:table-row>
        <table:table-row table:style-name="ro5">
          <table:table-cell office:value-type="string">
            <text:p>adv</text:p>
          </table:table-cell>
          <table:table-cell office:value-type="string">
            <text:p>advmod</text:p>
          </table:table-cell>
          <table:table-cell/>
          <table:table-cell table:style-name="Default" office:value-type="string">
            <text:p>Local word grouping strategy needs to be discussed</text:p>
          </table:table-cell>
          <table:table-cell table:number-columns-repeated="2"/>
        </table:table-row>
        <table:table-row table:style-name="ro2">
          <table:table-cell office:value-type="string">
            <text:p>rh</text:p>
          </table:table-cell>
          <table:table-cell office:value-type="string">
            <text:p>advcl</text:p>
          </table:table-cell>
          <table:table-cell office:value-type="string">
            <text:p>ke kAraNa, ke vajaha se, kyoMki, kAraNa, isaliye, Esa kiye jAne se, se - </text:p>
          </table:table-cell>
          <table:table-cell table:number-columns-repeated="3"/>
        </table:table-row>
        <table:table-row table:style-name="ro2">
          <table:table-cell office:value-type="string">
            <text:p>rt</text:p>
          </table:table-cell>
          <table:table-cell office:value-type="string">
            <text:p>advcl</text:p>
          </table:table-cell>
          <table:table-cell office:value-type="string">
            <text:p>ke liye, hewu </text:p>
          </table:table-cell>
          <table:table-cell table:number-columns-repeated="3"/>
        </table:table-row>
        <table:table-row table:style-name="ro5">
          <table:table-cell office:value-type="string">
            <text:p>rtu</text:p>
          </table:table-cell>
          <table:table-cell office:value-type="string">
            <text:p>advcl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2"/>
        </table:table-row>
        <table:table-row table:style-name="ro5">
          <table:table-cell office:value-type="string">
            <text:p>sent_adv</text:p>
          </table:table-cell>
          <table:table-cell office:value-type="string">
            <text:p>advcl</text:p>
          </table:table-cell>
          <table:table-cell table:number-columns-repeated="4"/>
        </table:table-row>
        <table:table-row table:style-name="ro2">
          <table:table-cell office:value-type="string">
            <text:p>vmod</text:p>
          </table:table-cell>
          <table:table-cell office:value-type="string">
            <text:p>advcl</text:p>
          </table:table-cell>
          <table:table-cell office:value-type="string">
            <text:p>underspecified</text:p>
          </table:table-cell>
          <table:table-cell table:number-columns-repeated="3"/>
        </table:table-row>
        <table:table-row table:style-name="ro2">
          <table:table-cell office:value-type="string">
            <text:p>vmod</text:p>
          </table:table-cell>
          <table:table-cell office:value-type="string">
            <text:p>parataxis</text:p>
          </table:table-cell>
          <table:table-cell/>
          <table:table-cell office:value-type="string">
            <text:p>Parataxis – not found</text:p>
          </table:table-cell>
          <table:table-cell table:number-columns-repeated="2"/>
        </table:table-row>
        <table:table-row table:style-name="ro2">
          <table:table-cell office:value-type="string">
            <text:p>jk1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k1u</text:p>
          </table:table-cell>
          <table:table-cell office:value-type="string">
            <text:p>nmod</text:p>
          </table:table-cell>
          <table:table-cell office:value-type="string">
            <text:p>Nouns compared to k1 with these postposition : kI waraha, ke jEsA, ... used</text:p>
          </table:table-cell>
          <table:table-cell table:number-columns-repeated="3"/>
        </table:table-row>
        <table:table-row table:style-name="ro2">
          <table:table-cell office:value-type="string">
            <text:p>k2p</text:p>
          </table:table-cell>
          <table:table-cell office:value-type="string">
            <text:p>nmod</text:p>
          </table:table-cell>
          <table:table-cell office:value-type="string">
            <text:p>With these verbs: le jAnA, AnA, jAnA</text:p>
          </table:table-cell>
          <table:table-cell table:number-columns-repeated="3"/>
        </table:table-row>
        <table:table-row table:style-name="ro2">
          <table:table-cell office:value-type="string">
            <text:p>k2u</text:p>
          </table:table-cell>
          <table:table-cell office:value-type="string">
            <text:p>nmod</text:p>
          </table:table-cell>
          <table:table-cell office:value-type="string">
            <text:p>Nouns compared to k2 with these postposition : kI waraha, ke jEsA, ... used</text:p>
          </table:table-cell>
          <table:table-cell table:number-columns-repeated="2"/>
          <table:table-cell office:value-type="string">
            <text:p>k1s</text:p>
          </table:table-cell>
        </table:table-row>
        <table:table-row table:style-name="ro2">
          <table:table-cell office:value-type="string">
            <text:p>k3</text:p>
          </table:table-cell>
          <table:table-cell office:value-type="string">
            <text:p>nmod</text:p>
          </table:table-cell>
          <table:table-cell office:value-type="string">
            <text:p>N followed by these post postions : se, ke xvArA, ke mAxXyama se, ke jariye</text:p>
          </table:table-cell>
          <table:table-cell table:number-columns-repeated="3"/>
        </table:table-row>
        <table:table-row table:style-name="ro2">
          <table:table-cell office:value-type="string">
            <text:p>k3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k4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k5</text:p>
          </table:table-cell>
          <table:table-cell office:value-type="string">
            <text:p>nmod</text:p>
          </table:table-cell>
          <table:table-cell office:value-type="string">
            <text:p>N followed by these post postions : se, ke havAle se </text:p>
          </table:table-cell>
          <table:table-cell table:number-columns-repeated="3"/>
        </table:table-row>
        <table:table-row table:style-name="ro7">
          <table:table-cell office:value-type="string">
            <text:p>k7</text:p>
          </table:table-cell>
          <table:table-cell office:value-type="string">
            <text:p>nmod</text:p>
          </table:table-cell>
          <table:table-cell office:value-type="string">
            <text:p>ke pAsa, ke bAre meM, meM, ke rUpa meM, rUpa meM, wOra para, X para/ke bAre meM vicAra/carcA karanA, all other Nouns that go with meM, para and do not get marked as k7p, k7t or k7a. K7 is the default case.</text:p>
          </table:table-cell>
          <table:table-cell table:number-columns-repeated="3"/>
        </table:table-row>
        <table:table-row table:style-name="ro2">
          <table:table-cell office:value-type="string">
            <text:p>k7a</text:p>
          </table:table-cell>
          <table:table-cell office:value-type="string">
            <text:p>nmod</text:p>
          </table:table-cell>
          <table:table-cell office:value-type="string">
            <text:p>N followed by these post postions : ke wahawa, ke muwAbika, ke anusAra, </text:p>
          </table:table-cell>
          <table:table-cell table:number-columns-repeated="3"/>
        </table:table-row>
        <table:table-row table:style-name="ro7">
          <table:table-cell office:value-type="string">
            <text:p>k7p</text:p>
          </table:table-cell>
          <table:table-cell office:value-type="string">
            <text:p>nmod</text:p>
          </table:table-cell>
          <table:table-cell office:value-type="string">
            <text:p>N followed by these post postions : waka, par, meM, ke nIce, ke upara, ke Age, ke pICe, ke sAmane, ke pAsa, ke AsapAsa, saDaka kinAre hue, ke anxara, </text:p>
          </table:table-cell>
          <table:table-cell table:number-columns-repeated="3"/>
        </table:table-row>
        <table:table-row table:style-name="ro2">
          <table:table-cell office:value-type="string">
            <text:p>k7p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4">
          <table:table-cell office:value-type="string">
            <text:p>k7t</text:p>
          </table:table-cell>
          <table:table-cell office:value-type="string">
            <text:p>nmod</text:p>
          </table:table-cell>
          <table:table-cell office:value-type="string">
            <text:p>V_we samaya | temporal noun + para, waka, meM, ke samaya, ke xina, baje, baje waka, ko | Noun + ke bAxa, <text:s/>ko, ke xOrAna, <text:s/>ke Suru meM, ke anwa meM, ke bIca meM, ke samaya, ke xina | <text:s/>temporal noun |<text:span text:style-name="T1"> bAra | </text:span><text:span text:style-name="T1">bAxa meM</text:span></text:p>
          </table:table-cell>
          <table:table-cell table:number-columns-repeated="3"/>
        </table:table-row>
        <table:table-row table:style-name="ro5">
          <table:table-cell office:value-type="string">
            <text:p>k7tu</text:p>
          </table:table-cell>
          <table:table-cell office:value-type="string">
            <text:p>nmod</text:p>
          </table:table-cell>
          <table:table-cell table:number-columns-repeated="4"/>
        </table:table-row>
        <table:table-row table:style-name="ro2">
          <table:table-cell office:value-type="string">
            <text:p>k7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6</text:p>
          </table:table-cell>
          <table:table-cell office:value-type="string">
            <text:p>nmod</text:p>
          </table:table-cell>
          <table:table-cell office:value-type="string">
            <text:p>Noun kA/ke/kI Noun</text:p>
          </table:table-cell>
          <table:table-cell table:number-columns-repeated="3"/>
        </table:table-row>
        <table:table-row table:style-name="ro2">
          <table:table-cell office:value-type="string">
            <text:p>r6-k1</text:p>
          </table:table-cell>
          <table:table-cell office:value-type="string">
            <text:p>nmod</text:p>
          </table:table-cell>
          <table:table-cell office:value-type="string">
            <text:p>The noun is connected with another noun which is Pof relation with some light verb.</text:p>
          </table:table-cell>
          <table:table-cell table:number-columns-repeated="3"/>
        </table:table-row>
        <table:table-row table:style-name="ro7">
          <table:table-cell office:value-type="string">
            <text:p>r6-k2</text:p>
          </table:table-cell>
          <table:table-cell office:value-type="string">
            <text:p>nmod</text:p>
          </table:table-cell>
          <table:table-cell office:value-type="string">
            <text:p>The noun is connected with another noun which is Pof relation with some light verb and the verb is already having a k1.</text:p>
          </table:table-cell>
          <table:table-cell table:number-columns-repeated="3"/>
        </table:table-row>
        <table:table-row table:style-name="ro2">
          <table:table-cell office:value-type="string">
            <text:p>r6v</text:p>
          </table:table-cell>
          <table:table-cell office:value-type="string">
            <text:p>nmod</text:p>
          </table:table-cell>
          <table:table-cell office:value-type="string">
            <text:p>noun with ke post-position and connected with the verb hE</text:p>
          </table:table-cell>
          <table:table-cell table:number-columns-repeated="3"/>
        </table:table-row>
        <table:table-row table:style-name="ro2">
          <table:table-cell office:value-type="string">
            <text:p>ras-k1</text:p>
          </table:table-cell>
          <table:table-cell office:value-type="string">
            <text:p>nmod</text:p>
          </table:table-cell>
          <table:table-cell office:value-type="string">
            <text:p>ke sAWa, sahiwa, se</text:p>
          </table:table-cell>
          <table:table-cell table:number-columns-repeated="3"/>
        </table:table-row>
        <table:table-row table:style-name="ro2">
          <table:table-cell office:value-type="string">
            <text:p>ras-k1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k2</text:p>
          </table:table-cell>
          <table:table-cell office:value-type="string">
            <text:p>nmod</text:p>
          </table:table-cell>
          <table:table-cell office:value-type="string">
            <text:p>ke sAWa, sahiwa, se</text:p>
          </table:table-cell>
          <table:table-cell table:number-columns-repeated="3"/>
        </table:table-row>
        <table:table-row table:style-name="ro2">
          <table:table-cell office:value-type="string">
            <text:p>ras-k4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k4a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_k7</text:p>
          </table:table-cell>
          <table:table-cell office:value-type="string">
            <text:p>nmod</text:p>
          </table:table-cell>
          <table:table-cell/>
          <table:table-cell office:value-type="string">
            <text:p>error</text:p>
          </table:table-cell>
          <table:table-cell table:number-columns-repeated="2"/>
        </table:table-row>
        <table:table-row table:style-name="ro2">
          <table:table-cell office:value-type="string">
            <text:p>ras__k7</text:p>
          </table:table-cell>
          <table:table-cell office:value-type="string">
            <text:p>nmod</text:p>
          </table:table-cell>
          <table:table-cell/>
          <table:table-cell office:value-type="string">
            <text:p>error</text:p>
          </table:table-cell>
          <table:table-cell table:number-columns-repeated="2"/>
        </table:table-row>
        <table:table-row table:style-name="ro2">
          <table:table-cell office:value-type="string">
            <text:p>ras-k7</text:p>
          </table:table-cell>
          <table:table-cell office:value-type="string">
            <text:p>nmod</text:p>
          </table:table-cell>
          <table:table-cell office:value-type="string">
            <text:p>samewa</text:p>
          </table:table-cell>
          <table:table-cell table:number-columns-repeated="3"/>
        </table:table-row>
        <table:table-row table:style-name="ro2">
          <table:table-cell office:value-type="string">
            <text:p>ras-k7p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neg</text:p>
          </table:table-cell>
          <table:table-cell office:value-type="string">
            <text:p>nmod</text:p>
          </table:table-cell>
          <table:table-cell office:value-type="string">
            <text:p>ke binA, ke bajAye</text:p>
          </table:table-cell>
          <table:table-cell table:number-columns-repeated="3"/>
        </table:table-row>
        <table:table-row table:style-name="ro2">
          <table:table-cell office:value-type="string">
            <text:p>ras-pof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r6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r6-k2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as-rt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rd</text:p>
          </table:table-cell>
          <table:table-cell office:value-type="string">
            <text:p>nmod</text:p>
          </table:table-cell>
          <table:table-cell office:value-type="string">
            <text:p>kI ora</text:p>
          </table:table-cell>
          <table:table-cell table:number-columns-repeated="3"/>
        </table:table-row>
        <table:table-row table:style-name="ro2">
          <table:table-cell office:value-type="string">
            <text:p>rsp</text:p>
          </table:table-cell>
          <table:table-cell office:value-type="string">
            <text:p>nmod</text:p>
          </table:table-cell>
          <table:table-cell office:value-type="string">
            <text:p>Tiine se le kara time waka</text:p>
          </table:table-cell>
          <table:table-cell table:number-columns-repeated="3"/>
        </table:table-row>
        <table:table-row table:style-name="ro2">
          <table:table-cell office:value-type="string">
            <text:p>nmod__emph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8">
          <table:table-cell office:value-type="string">
            <text:p>k2s</text:p>
          </table:table-cell>
          <table:table-cell office:value-type="string">
            <text:p>acl</text:p>
          </table:table-cell>
          <table:table-cell office:value-type="string">
            <text:p>Noun mAnA jAnA, bawAnA, samaJA jAnA</text:p>
          </table:table-cell>
          <table:table-cell office:value-type="string">
            <text:p>Given the definition of acl, I feel none of them are correctly mapped to an appropriate UD tag/</text:p>
          </table:table-cell>
          <table:table-cell table:number-columns-repeated="2"/>
        </table:table-row>
        <table:table-row table:style-name="ro2">
          <table:table-cell office:value-type="string">
            <text:p>k2g</text:p>
          </table:table-cell>
          <table:table-cell office:value-type="string">
            <text:p>acl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nmod__k1inv</text:p>
          </table:table-cell>
          <table:table-cell office:value-type="string">
            <text:p>acl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nmod__k2inv</text:p>
          </table:table-cell>
          <table:table-cell office:value-type="string">
            <text:p>acl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nmod__relc</text:p>
          </table:table-cell>
          <table:table-cell office:value-type="string">
            <text:p>acl</text:p>
          </table:table-cell>
          <table:table-cell office:value-type="string">
            <text:p>relative clause</text:p>
          </table:table-cell>
          <table:table-cell table:number-columns-repeated="3"/>
        </table:table-row>
        <table:table-row table:style-name="ro2">
          <table:table-cell office:value-type="string">
            <text:p>rbmod__relc</text:p>
          </table:table-cell>
          <table:table-cell office:value-type="string">
            <text:p>acl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7">
          <table:table-cell office:value-type="string">
            <text:p>rs</text:p>
          </table:table-cell>
          <table:table-cell office:value-type="string">
            <text:p>acl</text:p>
          </table:table-cell>
          <table:table-cell/>
          <table:table-cell office:value-type="string">
            <text:p>vAkya vibh (ki) is one case which is mapped to 'mark' in UD</text:p>
          </table:table-cell>
          <table:table-cell table:number-columns-repeated="2"/>
        </table:table-row>
        <table:table-row table:style-name="ro2">
          <table:table-cell office:value-type="string">
            <text:p>pof</text:p>
          </table:table-cell>
          <table:table-cell office:value-type="string">
            <text:p>compound</text:p>
          </table:table-cell>
          <table:table-cell office:value-type="string">
            <text:p>noun/adj + verb</text:p>
          </table:table-cell>
          <table:table-cell table:number-columns-repeated="3"/>
        </table:table-row>
        <table:table-row table:style-name="ro2">
          <table:table-cell office:value-type="string">
            <text:p>pof_inv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nmod__pofinv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pof__cn</text:p>
          </table:table-cell>
          <table:table-cell office:value-type="string">
            <text:p>compound</text:p>
          </table:table-cell>
          <table:table-cell office:value-type="string">
            <text:p>two nouns</text:p>
          </table:table-cell>
          <table:table-cell table:number-columns-repeated="3"/>
        </table:table-row>
        <table:table-row table:style-name="ro2">
          <table:table-cell office:value-type="string">
            <text:p>pof__redup</text:p>
          </table:table-cell>
          <table:table-cell office:value-type="string">
            <text:p>compound</text:p>
          </table:table-cell>
          <table:table-cell office:value-type="string">
            <text:p>same word repeated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lwg__rdp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lwg__vm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5">
          <table:table-cell office:value-type="string">
            <text:p>nmod</text:p>
          </table:table-cell>
          <table:table-cell office:value-type="string">
            <text:p>amod</text:p>
          </table:table-cell>
          <table:table-cell table:number-columns-repeated="4"/>
        </table:table-row>
        <table:table-row table:style-name="ro2">
          <table:table-cell office:value-type="string">
            <text:p>nmod__adj</text:p>
          </table:table-cell>
          <table:table-cell office:value-type="string">
            <text:p>nmod</text:p>
          </table:table-cell>
          <table:table-cell/>
          <table:table-cell office:value-type="string">
            <text:p>nmod__adj -&gt; det jisa prakAra se</text:p>
          </table:table-cell>
          <table:table-cell table:number-columns-repeated="2"/>
        </table:table-row>
        <table:table-row table:style-name="ro5">
          <table:table-cell office:value-type="string">
            <text:p>undef</text:p>
          </table:table-cell>
          <table:table-cell office:value-type="string">
            <text:p>dep</text:p>
          </table:table-cell>
          <table:table-cell table:number-columns-repeated="4"/>
        </table:table-row>
        <table:table-row table:style-name="ro2">
          <table:table-cell office:value-type="string">
            <text:p>enm</text:p>
          </table:table-cell>
          <table:table-cell office:value-type="string">
            <text:p>dep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5">
          <table:table-cell office:value-type="string">
            <text:p>lwg__rp</text:p>
          </table:table-cell>
          <table:table-cell office:value-type="string">
            <text:p>dep</text:p>
          </table:table-cell>
          <table:table-cell table:number-columns-repeated="4"/>
        </table:table-row>
        <table:table-row table:style-name="ro5">
          <table:table-cell office:value-type="string">
            <text:p>lwg_unk</text:p>
          </table:table-cell>
          <table:table-cell office:value-type="string">
            <text:p>dep</text:p>
          </table:table-cell>
          <table:table-cell table:number-columns-repeated="4"/>
        </table:table-row>
        <table:table-row table:style-name="ro2">
          <table:table-cell office:value-type="string">
            <text:p>lwg__nst</text:p>
          </table:table-cell>
          <table:table-cell office:value-type="string">
            <text:p>case</text:p>
          </table:table-cell>
          <table:table-cell office:value-type="string">
            <text:p>NST list can be provided</text:p>
          </table:table-cell>
          <table:table-cell table:number-columns-repeated="3"/>
        </table:table-row>
        <table:table-row table:style-name="ro2">
          <table:table-cell office:value-type="string">
            <text:p>psp__cl</text:p>
          </table:table-cell>
          <table:table-cell office:value-type="string">
            <text:p>case</text:p>
          </table:table-cell>
          <table:table-cell/>
          <table:table-cell office:value-type="string">
            <text:p>Not found</text:p>
          </table:table-cell>
          <table:table-cell table:number-columns-repeated="2"/>
        </table:table-row>
        <table:table-row table:style-name="ro2">
          <table:table-cell office:value-type="string">
            <text:p>lwg__psp</text:p>
          </table:table-cell>
          <table:table-cell office:value-type="string">
            <text:p>case</text:p>
          </table:table-cell>
          <table:table-cell office:value-type="string">
            <text:p>PSP list can be provided</text:p>
          </table:table-cell>
          <table:table-cell table:number-columns-repeated="3"/>
        </table:table-row>
        <table:table-row table:style-name="ro2">
          <table:table-cell office:value-type="string">
            <text:p>mod__wq</text:p>
          </table:table-cell>
          <table:table-cell office:value-type="string">
            <text:p>det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lwg__vaux</text:p>
          </table:table-cell>
          <table:table-cell office:value-type="string">
            <text:p>aux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lwg__vaux</text:p>
          </table:table-cell>
          <table:table-cell office:value-type="string">
            <text:p>auxpass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5">
          <table:table-cell office:value-type="string">
            <text:p>root</text:p>
          </table:table-cell>
          <table:table-cell office:value-type="string">
            <text:p>cop</text:p>
          </table:table-cell>
          <table:table-cell table:number-columns-repeated="4"/>
        </table:table-row>
        <table:table-row table:style-name="ro5" table:number-rows-repeated="1048468">
          <table:table-cell table:number-columns-repeated="6"/>
        </table:table-row>
        <table:table-row table:style-name="ro6" table:number-rows-repeated="15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Default"/>
        <table:table-column table:style-name="co8" table:default-cell-style-name="Default"/>
        <table:table-row table:style-name="ro5">
          <table:table-cell/>
          <table:table-cell office:value-type="string">
            <text:p>not found rel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nmod__neg</text:p>
          </table:table-cell>
          <table:table-cell office:value-type="string">
            <text:p>neg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5">
          <table:table-cell office:value-type="string">
            <text:p>rbmod</text:p>
          </table:table-cell>
          <table:table-cell office:value-type="string">
            <text:p>advmod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3"/>
        </table:table-row>
        <table:table-row table:style-name="ro5">
          <table:table-cell office:value-type="string">
            <text:p>vmod_adv</text:p>
          </table:table-cell>
          <table:table-cell office:value-type="string">
            <text:p>advmod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2"/>
          <table:table-cell office:value-type="string">
            <text:p>physics </text:p>
          </table:table-cell>
        </table:table-row>
        <table:table-row table:style-name="ro5">
          <table:table-cell office:value-type="string">
            <text:p>rtu</text:p>
          </table:table-cell>
          <table:table-cell office:value-type="string">
            <text:p>advcl</text:p>
          </table:table-cell>
          <table:table-cell/>
          <table:table-cell table:style-name="Default"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jk1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2"/>
          <table:table-cell office:value-type="string">
            <text:p>amod__compoundinv</text:p>
          </table:table-cell>
        </table:table-row>
        <table:table-row table:style-name="ro2">
          <table:table-cell office:value-type="string">
            <text:p>mk1</text:p>
          </table:table-cell>
          <table:table-cell office:value-type="string">
            <text:p>dobj</text:p>
          </table:table-cell>
          <table:table-cell/>
          <table:table-cell office:value-type="string">
            <text:p>Not found</text:p>
          </table:table-cell>
          <table:table-cell table:number-columns-repeated="2"/>
          <table:table-cell office:value-type="string">
            <text:p>k1s</text:p>
          </table:table-cell>
        </table:table-row>
        <table:table-row table:style-name="ro2">
          <table:table-cell office:value-type="string">
            <text:p>k3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k4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k7p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k7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k1u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k4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k4a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k7p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pof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r6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r6-k2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as-rt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nmod__emph</text:p>
          </table:table-cell>
          <table:table-cell office:value-type="string">
            <text:p>nmo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k2g</text:p>
          </table:table-cell>
          <table:table-cell office:value-type="string">
            <text:p>acl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rbmod__relc</text:p>
          </table:table-cell>
          <table:table-cell office:value-type="string">
            <text:p>acl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pof_inv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nmod__pofinv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lwg__rdp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lwg__vm</text:p>
          </table:table-cell>
          <table:table-cell office:value-type="string">
            <text:p>compound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enm</text:p>
          </table:table-cell>
          <table:table-cell office:value-type="string">
            <text:p>dep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psp__cl</text:p>
          </table:table-cell>
          <table:table-cell office:value-type="string">
            <text:p>case</text:p>
          </table:table-cell>
          <table:table-cell/>
          <table:table-cell office:value-type="string">
            <text:p>Not found</text:p>
          </table:table-cell>
          <table:table-cell table:number-columns-repeated="3"/>
        </table:table-row>
        <table:table-row table:style-name="ro2">
          <table:table-cell office:value-type="string">
            <text:p>vmod</text:p>
          </table:table-cell>
          <table:table-cell office:value-type="string">
            <text:p>parataxis</text:p>
          </table:table-cell>
          <table:table-cell/>
          <table:table-cell office:value-type="string">
            <text:p>Parataxis – not found</text:p>
          </table:table-cell>
          <table:table-cell table:number-columns-repeated="3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Paul</meta:initial-creator>
    <meta:creation-date>2016-03-03T16:30:24</meta:creation-date>
    <dc:date>2016-03-24T18:09:41</dc:date>
    <dc:creator>manju </dc:creator>
    <meta:editing-duration>PT15H7M1S</meta:editing-duration>
    <meta:editing-cycles>15</meta:editing-cycles>
    <meta:generator>LibreOffice/3.5$Linux_X86_64 LibreOffice_project/350m1$Build-2</meta:generator>
    <meta:document-statistic meta:table-count="3" meta:cell-count="359" meta:object-count="0"/>
  </office:meta>
</office:document-meta>
</file>